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88032f0"/>
    </style:style>
    <style:style style:name="P8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9" style:family="paragraph" style:parent-style-name="Standard">
      <style:text-properties officeooo:paragraph-rsid="00211236"/>
    </style:style>
    <style:style style:name="P10" style:family="paragraph" style:parent-style-name="Standard">
      <style:text-properties officeooo:paragraph-rsid="088c3606"/>
    </style:style>
    <style:style style:name="P1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2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5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6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6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d1e9dd" style:font-size-asian="9pt" style:font-size-complex="9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P75" style:family="paragraph">
      <loext:graphic-properties draw:fill-color="#ffffff"/>
      <style:paragraph-properties fo:text-align="center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02in" svg:stroke-color="#000000" draw:fill-color="#ffffff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7"><draw:line text:anchor-type="char" draw:z-index="0" draw:name="Shape3_8" draw:style-name="gr5" draw:text-style-name="P75" svg:x1="1.8528in" svg:y1="0.1791in" svg:x2="3.8075in" svg:y2="0.1791in"><text:p/></draw:line><draw:line text:anchor-type="char" draw:z-index="1" draw:name="Shape3_9" draw:style-name="gr5" draw:text-style-name="P75" svg:x1="0.0362in" svg:y1="0.2335in" svg:x2="3.8315in" svg:y2="0.2335in"><text:p/></draw:line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7"><text:a xlink:type="simple" xlink:href="py3o://with=%22r=obj%22" text:style-name="Internet_20_link" text:visited-style-name="Visited_20_Internet_20_Link"><text:span text:style-name="T1">with="r=obj"</text:span></text:a></text:p>
      <text:p text:style-name="P5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4"><text:a xlink:type="simple" xlink:href="py3o://with=%22o=e_obj%22" text:style-name="Internet_20_link" text:visited-style-name="Visited_20_Internet_20_Link"><text:span text:style-name="T6">with="o=e_obj"</text:span></text:a></text:p>
      <text:p text:style-name="P6"/>
      <table:table table:name="Table2" table:style-name="Table2">
        <table:table-column table:style-name="Table2.A"/>
        <table:table-row table:style-name="TableLine2001633514224">
          <table:table-cell table:style-name="Table2.A1" office:value-type="string">
            <text:p text:style-name="P5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01633507312">
          <table:table-cell table:style-name="Table2.A2" office:value-type="string">
            <text:p text:style-name="P5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01633511152">
          <table:table-cell table:style-name="Table4.A1" office:value-type="string">
            <text:p text:style-name="P48">လစာဝင်ငွေခွန်နုတ်ယူပေးသွင်းခြင်းဆိုင်ရာ အထောက်အထား လက်မှတ်</text:p>
            <text:p text:style-name="P45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001633513200">
          <table:table-cell table:style-name="Table5.A1" office:value-type="string">
            <text:p text:style-name="P13">လစာဝင်ငွေခွန်နုတ်ယူခြင်းခံရသူ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13">လစာဝင်ငွေခွန်နုတ်ယူခြင်းခံရသူ</text:p>
          </table:table-cell>
        </table:table-row>
        <table:table-row table:style-name="TableLine2001635469360">
          <table:table-cell table:style-name="Table5.A1" office:value-type="string">
            <text:p text:style-name="P40"><draw:line text:anchor-type="paragraph" draw:z-index="7" draw:name="Shape3_0" draw:style-name="gr1" draw:text-style-name="P72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71"><text:span text:style-name="T24"/></text:p>
          </table:table-cell>
        </table:table-row>
        <table:table-row table:style-name="TableLine2001635461680">
          <table:table-cell table:style-name="Table5.A1" office:value-type="string">
            <text:p text:style-name="P41"><draw:line text:anchor-type="paragraph" draw:z-index="8" draw:name="Shape3_1" draw:style-name="gr1" draw:text-style-name="P72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4"/>
          </table:table-cell>
          <table:covered-table-cell/>
        </table:table-row>
        <table:table-row table:style-name="TableLine2001635462192">
          <table:table-cell table:style-name="Table5.A1" office:value-type="string">
            <text:p text:style-name="P41"><draw:line text:anchor-type="paragraph" draw:z-index="9" draw:name="Shape3_2" draw:style-name="gr1" draw:text-style-name="P72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72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01635464240">
          <table:table-cell table:style-name="Table5.A1" office:value-type="string">
            <text:p text:style-name="P15"><draw:line text:anchor-type="paragraph" draw:z-index="13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10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6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001635465264">
          <table:table-cell table:style-name="Table5.A1" office:value-type="string">
            <text:p text:style-name="P15"><draw:line text:anchor-type="paragraph" draw:z-index="11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44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01635465008">
          <table:table-cell table:style-name="Table5.A1" office:value-type="string">
            <text:p text:style-name="P15"><draw:line text:anchor-type="paragraph" draw:z-index="12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4"/>
          </table:table-cell>
          <table:covered-table-cell/>
        </table:table-row>
      </table:table>
      <text:p text:style-name="P9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01635462960">
          <table:table-cell table:style-name="Table3.A1" office:value-type="string">
            <text:p text:style-name="P38">စဥ်</text:p>
            <text:p text:style-name="P8"/>
          </table:table-cell>
          <table:table-cell table:style-name="Table3.A1" office:value-type="string">
            <text:p text:style-name="P38">လအမည်</text:p>
            <text:p text:style-name="P8"/>
          </table:table-cell>
          <table:table-cell table:style-name="Table3.A1" office:value-type="string">
            <text:p text:style-name="P38">ရရှိသည့် လစာဝင်ငွေ</text:p>
            <text:p text:style-name="P38"><text:s/>စုစုပေါင်း (ကျပ်) </text:p>
            <text:p text:style-name="P8"/>
          </table:table-cell>
          <table:table-cell table:style-name="Table3.A1" office:value-type="string">
            <text:p text:style-name="P38">ပေးဆောင်သည့် </text:p>
            <text:p text:style-name="P38">အခွန်(ကျပ်)</text:p>
            <text:p text:style-name="P8"/>
          </table:table-cell>
          <table:table-cell table:style-name="Table3.A1" office:value-type="string">
            <text:p text:style-name="P38">အခွန်ပေးသွင်းမှု</text:p>
            <text:p text:style-name="P38">အထောက်အထား</text:p>
            <text:p text:style-name="P38">အမှတ်</text:p>
            <text:p text:style-name="P8"/>
          </table:table-cell>
          <table:table-cell table:style-name="Table3.F1" office:value-type="string">
            <text:p text:style-name="P38">လက်မှတ်</text:p>
            <text:p text:style-name="P8"/>
          </table:table-cell>
        </table:table-row>
        <table:table-row table:style-name="TableLine2001635455792">
          <table:table-cell table:style-name="Table3.A2" table:number-columns-spanned="6" office:value-type="string">
            <text:p text:style-name="P5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57584">
          <table:table-cell table:style-name="Table3.A3" office:value-type="string">
            <text:p text:style-name="P59"><text:text-input text:description="py3o://function=&quot;r.number_list(i)&quot;">sr</text:text-input></text:p>
          </table:table-cell>
          <table:table-cell table:style-name="Table3.A3" office:value-type="string">
            <text:p text:style-name="P57"><text:text-input text:description="py3o://function=&quot;r.month_list(i, r.month)&quot;">month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1"/>
          </table:table-cell>
        </table:table-row>
        <table:table-row table:style-name="TableLine2001635456560">
          <table:table-cell table:style-name="Table3.A2" table:number-columns-spanned="6" office:value-type="string">
            <text:p text:style-name="P5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66800">
          <table:table-cell table:style-name="Table3.A3" table:number-columns-spanned="2" office:value-type="string">
            <text:p text:style-name="P57">စုစုပေါင်း</text:p>
          </table:table-cell>
          <table:covered-table-cell/>
          <table:table-cell table:style-name="Table3.A3" office:value-type="string">
            <text:p text:style-name="P6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6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01635466032">
          <table:table-cell table:style-name="Table7.A1" table:number-columns-spanned="3" office:value-type="string">
            <text:p text:style-name="P2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9">အထက်ပါ အချက်အလက်များ မှန်ကန်ပါသည်။</text:p>
            <text:p text:style-name="P3"><draw:custom-shape text:anchor-type="paragraph" draw:z-index="2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01636028352">
          <table:table-cell table:style-name="Table7.A2" table:number-columns-spanned="3" office:value-type="string">
            <text:p text:style-name="P37"><draw:line text:anchor-type="paragraph" draw:z-index="26" draw:name="Shape3_22" draw:style-name="gr1" draw:text-style-name="P72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50">နှုတ်ယူ</text:p>
            <text:p text:style-name="P50">ပေးသွင်းသူ </text:p>
            <text:p text:style-name="P49">ရုံးတံဆိပ်</text:p>
          </table:table-cell>
        </table:table-row>
        <table:table-row table:style-name="TableLine2001636033472">
          <table:table-cell table:style-name="Table7.A2" table:number-columns-spanned="3" office:value-type="string">
            <text:p text:style-name="P19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1936">
          <table:table-cell table:style-name="Table7.A2" table:number-columns-spanned="3" office:value-type="string">
            <text:p text:style-name="P32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7312">
          <table:table-cell table:style-name="Table7.A5" office:value-type="string">
            <text:p text:style-name="P20">(ဂ) အိမ်ထောင်ဖက် </text:p>
          </table:table-cell>
          <table:table-cell table:style-name="Table7.D1" office:value-type="string">
            <text:list xml:id="list149576103" text:style-name="L1">
              <text:list-item>
                <text:p text:style-name="P68"><draw:custom-shape text:anchor-type="paragraph" draw:z-index="3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21"><draw:custom-shape text:anchor-type="paragraph" draw:z-index="5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3984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0912">
          <table:table-cell table:style-name="Table7.A2" table:number-columns-spanned="3" office:value-type="string">
            <text:p text:style-name="P32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2960">
          <table:table-cell table:style-name="Table7.A5" office:value-type="string">
            <text:p text:style-name="P21">(ဂ) အိမ်ထောင်ဖက်</text:p>
          </table:table-cell>
          <table:table-cell table:style-name="Table7.D1" office:value-type="string">
            <text:p text:style-name="P21"><draw:custom-shape text:anchor-type="paragraph" draw:z-index="6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467432334" text:style-name="L2">
              <text:list-item>
                <text:p text:style-name="P69"><draw:custom-shape text:anchor-type="paragraph" draw:z-index="4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42176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6288">
          <table:table-cell table:style-name="Table7.A2" table:number-columns-spanned="3" office:value-type="string">
            <text:p text:style-name="P19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2192">
          <table:table-cell table:style-name="Table7.A2" table:number-columns-spanned="3" office:value-type="string">
            <text:p text:style-name="P22">(င) ဝန်ထမ်းနှင့် အိမ်ထောင်ဖက်အတွက် အသက်အာမခံပရီမီယံ </text:p>
            <text:p text:style-name="P23"><draw:line text:anchor-type="paragraph" draw:z-index="27" draw:name="Shape3_23" draw:style-name="gr1" draw:text-style-name="P72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4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5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5"><draw:line text:anchor-type="paragraph" draw:z-index="22" draw:name="Shape3_18" draw:style-name="gr1" draw:text-style-name="P73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3"><draw:line text:anchor-type="paragraph" draw:z-index="23" draw:name="Shape3_17" draw:style-name="gr1" draw:text-style-name="P72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5"><draw:line text:anchor-type="paragraph" draw:z-index="24" draw:name="Shape3_19" draw:style-name="gr1" draw:text-style-name="P72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01636031168">
          <table:table-cell table:style-name="Table7.A2" table:number-columns-spanned="3" office:value-type="string">
            <text:p text:style-name="P24">(စ) လူမှုဖူလုံရေး ရန်ပုံငွေသို့ ပေးသွင်းရန်<text:span text:style-name="T15">နုတ်ယူခြင်းခံရသည့်</text:span></text:p>
            <text:p text:style-name="P24"><draw:line text:anchor-type="paragraph" draw:z-index="25" draw:name="Shape3_21" draw:style-name="gr1" draw:text-style-name="P72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4240">
          <table:table-cell table:style-name="Table7.A2" table:number-columns-spanned="3" office:value-type="string">
            <text:p text:style-name="P2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6800">
          <table:table-cell table:style-name="Table7.A2" table:number-columns-spanned="3" office:value-type="string">
            <text:p text:style-name="P2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01636038336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01636031424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1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001636034752">
          <table:table-cell table:style-name="Table9.A2" office:value-type="string">
            <text:p text:style-name="P1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6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2"/>
          </table:table-cell>
          <table:table-cell table:style-name="Table9.A2" office:value-type="string">
            <text:p text:style-name="P1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5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7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6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2001636039616">
          <table:table-cell table:style-name="Table8.A1" office:value-type="string">
            <text:p text:style-name="P25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5"/>
      <text:p text:style-name="P5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1H56M6S</meta:editing-duration>
    <meta:editing-cycles>1109</meta:editing-cycles>
    <dc:date>2022-12-01T00:02:02.730000000</dc:date>
    <meta:document-statistic meta:table-count="7" meta:image-count="0" meta:object-count="0" meta:page-count="3" meta:paragraph-count="83" meta:word-count="332" meta:character-count="2502" meta:non-whitespace-character-count="2075"/>
  </office:meta>
</office:document-meta>
</file>